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0a70" officeooo:paragraph-rsid="001c0a70"/>
    </style:style>
    <style:style style:name="P2" style:family="paragraph" style:parent-style-name="Standard">
      <style:text-properties officeooo:rsid="001c0a70" officeooo:paragraph-rsid="001d1e2d"/>
    </style:style>
    <style:style style:name="P3" style:family="paragraph" style:parent-style-name="Standard">
      <style:text-properties officeooo:rsid="001c0a70" officeooo:paragraph-rsid="001ea3de"/>
    </style:style>
    <style:style style:name="P4" style:family="paragraph" style:parent-style-name="Standard">
      <style:text-properties officeooo:rsid="001c0a70" officeooo:paragraph-rsid="001ea80d"/>
    </style:style>
    <style:style style:name="P5" style:family="paragraph" style:parent-style-name="Standard">
      <style:text-properties officeooo:rsid="001c0a70" officeooo:paragraph-rsid="0021dd93"/>
    </style:style>
    <style:style style:name="P6" style:family="paragraph" style:parent-style-name="Standard">
      <style:text-properties officeooo:rsid="001c0a70" officeooo:paragraph-rsid="002828e3"/>
    </style:style>
    <style:style style:name="P7" style:family="paragraph" style:parent-style-name="Standard">
      <style:text-properties officeooo:rsid="001c0a70" officeooo:paragraph-rsid="002972d3"/>
    </style:style>
    <style:style style:name="P8" style:family="paragraph" style:parent-style-name="Standard">
      <style:text-properties officeooo:rsid="001c0a70" officeooo:paragraph-rsid="002df827"/>
    </style:style>
    <style:style style:name="P9" style:family="paragraph" style:parent-style-name="Standard">
      <style:text-properties officeooo:rsid="001c0a70" officeooo:paragraph-rsid="0030fcd7"/>
    </style:style>
    <style:style style:name="P10" style:family="paragraph" style:parent-style-name="Standard">
      <style:text-properties officeooo:rsid="001c9903" officeooo:paragraph-rsid="001c9903"/>
    </style:style>
    <style:style style:name="P11" style:family="paragraph" style:parent-style-name="Standard">
      <style:text-properties officeooo:rsid="001c9903" officeooo:paragraph-rsid="0021dd93"/>
    </style:style>
    <style:style style:name="P12" style:family="paragraph" style:parent-style-name="Standard">
      <style:text-properties officeooo:rsid="001c9903" officeooo:paragraph-rsid="002828e3"/>
    </style:style>
    <style:style style:name="P13" style:family="paragraph" style:parent-style-name="Standard">
      <style:text-properties officeooo:rsid="001c9903" officeooo:paragraph-rsid="0030fcd7"/>
    </style:style>
    <style:style style:name="P14" style:family="paragraph" style:parent-style-name="Standard">
      <style:text-properties officeooo:rsid="001d1e2d" officeooo:paragraph-rsid="001d1e2d"/>
    </style:style>
    <style:style style:name="P15" style:family="paragraph" style:parent-style-name="Standard">
      <style:text-properties officeooo:rsid="001d1e2d" officeooo:paragraph-rsid="001ea3de"/>
    </style:style>
    <style:style style:name="P16" style:family="paragraph" style:parent-style-name="Standard">
      <style:text-properties officeooo:rsid="001d1e2d" officeooo:paragraph-rsid="001ea80d"/>
    </style:style>
    <style:style style:name="P17" style:family="paragraph" style:parent-style-name="Standard">
      <style:text-properties officeooo:rsid="001d1e2d" officeooo:paragraph-rsid="0021dd93"/>
    </style:style>
    <style:style style:name="P18" style:family="paragraph" style:parent-style-name="Standard">
      <style:text-properties officeooo:rsid="001d1e2d" officeooo:paragraph-rsid="002828e3"/>
    </style:style>
    <style:style style:name="P19" style:family="paragraph" style:parent-style-name="Standard">
      <style:text-properties officeooo:rsid="001d1e2d" officeooo:paragraph-rsid="0030fcd7"/>
    </style:style>
    <style:style style:name="P20" style:family="paragraph" style:parent-style-name="Standard">
      <style:text-properties officeooo:rsid="001ea3de" officeooo:paragraph-rsid="001ea3de"/>
    </style:style>
    <style:style style:name="P21" style:family="paragraph" style:parent-style-name="Standard">
      <style:text-properties officeooo:rsid="001ea80d" officeooo:paragraph-rsid="001ea80d"/>
    </style:style>
    <style:style style:name="P22" style:family="paragraph" style:parent-style-name="Standard">
      <style:text-properties officeooo:rsid="002828e3" officeooo:paragraph-rsid="002828e3"/>
    </style:style>
    <style:style style:name="P23" style:family="paragraph" style:parent-style-name="Standard">
      <style:text-properties officeooo:rsid="002828e3" officeooo:paragraph-rsid="0030fcd7"/>
    </style:style>
    <style:style style:name="P24" style:family="paragraph" style:parent-style-name="Standard">
      <style:text-properties fo:font-weight="bold" officeooo:rsid="001c0a70" officeooo:paragraph-rsid="001c0a70" style:font-weight-asian="bold" style:font-weight-complex="bold"/>
    </style:style>
    <style:style style:name="P25" style:family="paragraph" style:parent-style-name="Standard">
      <style:text-properties fo:font-weight="bold" officeooo:rsid="001c0a70" officeooo:paragraph-rsid="001ea80d" style:font-weight-asian="bold" style:font-weight-complex="bold"/>
    </style:style>
    <style:style style:name="P26" style:family="paragraph" style:parent-style-name="Standard">
      <style:text-properties fo:font-weight="bold" officeooo:rsid="001c0a70" officeooo:paragraph-rsid="002828e3" style:font-weight-asian="bold" style:font-weight-complex="bold"/>
    </style:style>
    <style:style style:name="P27" style:family="paragraph" style:parent-style-name="Standard">
      <style:text-properties fo:font-weight="bold" officeooo:rsid="001c9903" officeooo:paragraph-rsid="0021dd93" style:font-weight-asian="bold" style:font-weight-complex="bold"/>
    </style:style>
    <style:style style:name="P28" style:family="paragraph" style:parent-style-name="Standard">
      <style:text-properties fo:font-weight="bold" officeooo:rsid="001c9903" officeooo:paragraph-rsid="001c9903" style:font-weight-asian="bold" style:font-weight-complex="bold"/>
    </style:style>
    <style:style style:name="P29" style:family="paragraph" style:parent-style-name="Standard">
      <style:text-properties fo:font-weight="bold" officeooo:rsid="001c9903" officeooo:paragraph-rsid="0030fcd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972d3" officeooo:paragraph-rsid="002972d3" style:font-weight-asian="bold" style:font-weight-complex="bold"/>
    </style:style>
    <style:style style:name="P31" style:family="paragraph" style:parent-style-name="Standard">
      <style:text-properties officeooo:rsid="002972d3" officeooo:paragraph-rsid="002972d3"/>
    </style:style>
    <style:style style:name="P32" style:family="paragraph" style:parent-style-name="Standard">
      <style:text-properties fo:font-style="italic" officeooo:rsid="002972d3" officeooo:paragraph-rsid="002972d3" style:font-style-asian="italic" style:font-style-complex="italic"/>
    </style:style>
    <style:style style:name="P33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4" style:family="paragraph" style:parent-style-name="Standard">
      <style:text-properties fo:font-style="italic" officeooo:rsid="002972d3" officeooo:paragraph-rsid="0030fcd7" style:font-style-asian="italic" style:font-style-complex="italic"/>
    </style:style>
    <style:style style:name="P35" style:family="paragraph" style:parent-style-name="Standard">
      <style:text-properties fo:font-style="italic" officeooo:rsid="002c1b5d" officeooo:paragraph-rsid="002c1b5d" style:font-style-asian="italic" style:font-style-complex="italic"/>
    </style:style>
    <style:style style:name="P36" style:family="paragraph" style:parent-style-name="Standard">
      <style:text-properties fo:font-style="italic" officeooo:rsid="002fde7f" officeooo:paragraph-rsid="002fde7f" style:font-style-asian="italic" style:font-style-complex="italic"/>
    </style:style>
    <style:style style:name="P37" style:family="paragraph" style:parent-style-name="Standard">
      <style:text-properties fo:font-style="italic" officeooo:rsid="001ea3de" officeooo:paragraph-rsid="002972d3" style:font-style-asian="italic" style:font-style-complex="italic"/>
    </style:style>
    <style:style style:name="P38" style:family="paragraph" style:parent-style-name="Standard">
      <style:text-properties fo:font-style="italic" officeooo:rsid="002972d3" officeooo:paragraph-rsid="002b172a" style:font-style-asian="italic" style:font-style-complex="italic"/>
    </style:style>
    <style:style style:name="P39" style:family="paragraph" style:parent-style-name="Standard">
      <style:text-properties fo:font-style="italic" officeooo:rsid="00322b88" officeooo:paragraph-rsid="00322b88" style:font-style-asian="italic" style:font-style-complex="italic"/>
    </style:style>
    <style:style style:name="T1" style:family="text">
      <style:text-properties officeooo:rsid="001c9903"/>
    </style:style>
    <style:style style:name="T2" style:family="text">
      <style:text-properties officeooo:rsid="001d1e2d"/>
    </style:style>
    <style:style style:name="T3" style:family="text">
      <style:text-properties officeooo:rsid="001ea3de"/>
    </style:style>
    <style:style style:name="T4" style:family="text">
      <style:text-properties officeooo:rsid="001ea80d"/>
    </style:style>
    <style:style style:name="T5" style:family="text">
      <style:text-properties officeooo:rsid="00208ea3"/>
    </style:style>
    <style:style style:name="T6" style:family="text">
      <style:text-properties officeooo:rsid="0021dd93"/>
    </style:style>
    <style:style style:name="T7" style:family="text">
      <style:text-properties officeooo:rsid="00271ab9"/>
    </style:style>
    <style:style style:name="T8" style:family="text">
      <style:text-properties officeooo:rsid="002b172a"/>
    </style:style>
    <style:style style:name="T9" style:family="text">
      <style:text-properties officeooo:rsid="002df827"/>
    </style:style>
    <style:style style:name="T10" style:family="text">
      <style:text-properties officeooo:rsid="0030f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User Routes</text:p>
      <text:p text:style-name="P24">- <text:span text:style-name="T4">get_user_id()</text:span></text:p>
      <text:p text:style-name="P22">'/api/v1/user/get_user_id'</text:p>
      <text:p text:style-name="P21">GET</text:p>
      <text:p text:style-name="P16">Input (headers): None</text:p>
      <text:p text:style-name="P16">Input (body): N/A</text:p>
      <text:p text:style-name="P4">Input <text:span text:style-name="T2">(query)</text:span>: <text:span text:style-name="T4">cookie</text:span></text:p>
      <text:p text:style-name="P31">Output:</text:p>
      <text:p text:style-name="P32">{</text:p>
      <text:p text:style-name="P32"><text:s text:c="2"/>"status": "Success",</text:p>
      <text:p text:style-name="P32"><text:s text:c="2"/>"user_id": 1</text:p>
      <text:p text:style-name="P32">}</text:p>
      <text:p text:style-name="P31"/>
      <text:p text:style-name="P25">- get_favourite_buildings()</text:p>
      <text:p text:style-name="P22">'/api/v1/user/get_favourite_buildings'</text:p>
      <text:p text:style-name="P4">GET</text:p>
      <text:p text:style-name="P4">Input <text:span text:style-name="T2">(headers)</text:span>: user_id </text:p>
      <text:p text:style-name="P16">Input (body): N/A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result": [</text:p>
      <text:p text:style-name="P32"><text:s text:c="4"/>{</text:p>
      <text:p text:style-name="P32"><text:s text:c="6"/>"fav_id": 2,</text:p>
      <text:p text:style-name="P32"><text:s text:c="6"/>"user_id": 1,</text:p>
      <text:p text:style-name="P32"><text:s text:c="6"/>"building_id": 1</text:p>
      <text:p text:style-name="P32"><text:s text:c="4"/>}</text:p>
      <text:p text:style-name="P32"><text:s text:c="2"/>]</text:p>
      <text:p text:style-name="P32">}</text:p>
      <text:p text:style-name="P4"/>
      <text:p text:style-name="P25"><text:span text:style-name="T2">- add</text:span>_favourite_building()</text:p>
      <text:p text:style-name="P22">'/api/v1/user/add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1">Output:</text:p>
      <text:p text:style-name="P32">{</text:p>
      <text:p text:style-name="P32"><text:s text:c="2"/>"status": "Success",</text:p>
      <text:p text:style-name="P32"><text:s text:c="2"/>"fav_id": 2</text:p>
      <text:p text:style-name="P32">}</text:p>
      <text:p text:style-name="P25"><text:span text:style-name="T2">- delete</text:span>_favourite_building()</text:p>
      <text:p text:style-name="P22">'/api/v1/user/delete_favourite_building'</text:p>
      <text:p text:style-name="P16">POST</text:p>
      <text:p text:style-name="P4">Input <text:span text:style-name="T2">(headers)</text:span>: user_id </text:p>
      <text:p text:style-name="P16">Input (body): building_id</text:p>
      <text:p text:style-name="P4">Input <text:span text:style-name="T2">(query)</text:span>: <text:span text:style-name="T2">None</text:span></text:p>
      <text:p text:style-name="P32">{</text:p>
      <text:p text:style-name="P32"><text:soft-page-break/><text:s text:c="2"/>"status": "Success",</text:p>
      <text:p text:style-name="P32"><text:s text:c="2"/>"fav_id": 2</text:p>
      <text:p text:style-name="P32">}</text:p>
      <text:p text:style-name="P4"/>
      <text:p text:style-name="P27">- <text:span text:style-name="T7">create_booking</text:span>()</text:p>
      <text:p text:style-name="P22">'/api/v1/user/crea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5">building_id, classroom_id, date, start_time (Eg. 13:05), end_time, title, comment, tag</text:span></text:p>
      <text:p text:style-name="P7">Input <text:span text:style-name="T2">(query)</text:span>: <text:span text:style-name="T3">None</text:span></text:p>
      <text:p text:style-name="P32">Output</text:p>
      <text:p text:style-name="P37">{</text:p>
      <text:p text:style-name="P32"><text:s text:c="2"/>"status": "Success",</text:p>
      <text:p text:style-name="P32"><text:s text:c="2"/>"booking_id": 1</text:p>
      <text:p text:style-name="P32">}</text:p>
      <text:p text:style-name="P11"/>
      <text:p text:style-name="P27">- <text:span text:style-name="T3">delete</text:span>_<text:span text:style-name="T7">booking</text:span>()</text:p>
      <text:p text:style-name="P22">'/api/v1/user/delete_booking'</text:p>
      <text:p text:style-name="P11">POST</text:p>
      <text:p text:style-name="P5">Input <text:span text:style-name="T2">(headers)</text:span>: <text:span text:style-name="T3">user_id</text:span></text:p>
      <text:p text:style-name="P17">Input (body): <text:span text:style-name="T3">booking_id</text:span></text:p>
      <text:p text:style-name="P5">Input <text:span text:style-name="T2">(query)</text:span>: <text:span text:style-name="T3">None</text:span></text:p>
      <text:p text:style-name="P31">Output</text:p>
      <text:p text:style-name="P32">{</text:p>
      <text:p text:style-name="P32"><text:s text:c="2"/>"status": "Success"</text:p>
      <text:p text:style-name="P32">}</text:p>
      <text:p text:style-name="P32"/>
      <text:p text:style-name="P29">- <text:span text:style-name="T10">add_comment</text:span>()</text:p>
      <text:p text:style-name="P23">'/api/v1/user/delete_booking'</text:p>
      <text:p text:style-name="P13">POST</text:p>
      <text:p text:style-name="P9">Input <text:span text:style-name="T2">(headers)</text:span>: <text:span text:style-name="T3">user_id</text:span></text:p>
      <text:p text:style-name="P19">Input (body): <text:span text:style-name="T3">booking_id</text:span></text:p>
      <text:p text:style-name="P9">Input <text:span text:style-name="T2">(query)</text:span>: <text:span text:style-name="T3">None</text:span></text:p>
      <text:p text:style-name="P34">Output</text:p>
      <text:p text:style-name="P4"/>
      <text:p text:style-name="P30">Building Routes</text:p>
      <text:p text:style-name="P24"/>
      <text:p text:style-name="P24">- get_nearby_buildings()</text:p>
      <text:p text:style-name="P22">'/api/v1/building/get_nearby_buildings'</text:p>
      <text:p text:style-name="P14">GET</text:p>
      <text:p text:style-name="P14">Input (headers): None</text:p>
      <text:p text:style-name="P14">Input (body): N/A</text:p>
      <text:p text:style-name="P1">Input <text:span text:style-name="T2">(query)</text:span>: <text:span text:style-name="T5">lat, lon</text:span></text:p>
      <text:p text:style-name="P1">Output: Ordered list of buildings by location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oft-page-break/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<text:s text:c="2"/>]</text:p>
      <text:p text:style-name="P33">}</text:p>
      <text:p text:style-name="P3"/>
      <text:p text:style-name="P24">- get_all_buildings()</text:p>
      <text:p text:style-name="P22">'/api/v1/building/get_all_buildings'</text:p>
      <text:p text:style-name="P1">GET</text:p>
      <text:p text:style-name="P2">Input <text:span text:style-name="T2">(headers)</text:span>: <text:span text:style-name="T2">None</text:span> </text:p>
      <text:p text:style-name="P14">Input (body): N/A</text:p>
      <text:p text:style-name="P2">Input <text:span text:style-name="T2">(query)</text:span>: <text:span text:style-name="T2">None</text:span></text:p>
      <text:p text:style-name="P1">Output: <text:span text:style-name="T8">Alphabetical List</text:span></text:p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building_id": 1,</text:p>
      <text:p text:style-name="P33"><text:s text:c="6"/>"name": "Bahen Centre",</text:p>
      <text:p text:style-name="P39"><text:s text:c="7"/>"code": "BA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,</text:p>
      <text:p text:style-name="P33">{</text:p>
      <text:p text:style-name="P33"><text:s text:c="6"/>"building_id": 1,</text:p>
      <text:p text:style-name="P33"><text:s text:c="6"/>"name": "Bahen Centre",</text:p>
      <text:p text:style-name="P33"><text:s text:c="6"/>"address": "40 St George St, Toronto, ON M5S 2E4",</text:p>
      <text:p text:style-name="P33"><text:s text:c="6"/>"num_rooms": 320,</text:p>
      <text:p text:style-name="P33"><text:s text:c="6"/>"lat": 79.3977,</text:p>
      <text:p text:style-name="P33"><text:s text:c="6"/>"lon": 43.6596</text:p>
      <text:p text:style-name="P33"><text:s text:c="4"/>}</text:p>
      <text:p text:style-name="P33"><text:s text:c="2"/>]</text:p>
      <text:p text:style-name="P33">}</text:p>
      <text:p text:style-name="P1"/>
      <text:p text:style-name="P24">- get_building_info()</text:p>
      <text:p text:style-name="P22">'/api/v1/building/get_building_info'</text:p>
      <text:p text:style-name="P20">GET</text:p>
      <text:p text:style-name="P3">Input <text:span text:style-name="T2">(headers)</text:span>: <text:span text:style-name="T2">None</text:span> </text:p>
      <text:p text:style-name="P15">Input (body): <text:span text:style-name="T3">N/A</text:span></text:p>
      <text:p text:style-name="P3">Input <text:span text:style-name="T2">(query)</text:span>: <text:span text:style-name="T3">building_id</text:span></text:p>
      <text:p text:style-name="P31">Output:</text:p>
      <text:p text:style-name="P31"/>
      <text:p text:style-name="P31"/>
      <text:p text:style-name="P24">- get_<text:span text:style-name="T4">building_</text:span>comments()</text:p>
      <text:p text:style-name="P22"><text:soft-page-break/>'/api/v1/building/get_building_comments'</text:p>
      <text:p text:style-name="P1">GET </text:p>
      <text:p text:style-name="P3">Input <text:span text:style-name="T2">(headers)</text:span>: <text:span text:style-name="T3">user_id</text:span></text:p>
      <text:p text:style-name="P15">Input (body): N/A</text:p>
      <text:p text:style-name="P3">Input <text:span text:style-name="T2">(query)</text:span>: <text:span text:style-name="T3">building_id</text:span></text:p>
      <text:p text:style-name="P1">Output: </text:p>
      <text:p text:style-name="P1"/>
      <text:p text:style-name="P33">{</text:p>
      <text:p text:style-name="P33"><text:s text:c="2"/>"status": "Success",</text:p>
      <text:p text:style-name="P33"><text:s text:c="2"/>"response": [</text:p>
      <text:p text:style-name="P33"><text:s text:c="4"/>{</text:p>
      <text:p text:style-name="P33"><text:s text:c="6"/>"<text:span text:style-name="T8">comment</text:span>_id": 1,</text:p>
      <text:p text:style-name="P33"><text:s text:c="6"/>"<text:span text:style-name="T8">building_id</text:span>": <text:span text:style-name="T8">1</text:span>,</text:p>
      <text:p text:style-name="P33"><text:s text:c="6"/>“<text:span text:style-name="T8">title”: “Cool party”</text:span>,</text:p>
      <text:p text:style-name="P33"><text:s text:c="6"/>"<text:span text:style-name="T8">message</text:span>": “<text:span text:style-name="T8">On the third floor there is a bunch of free stuff”</text:span>,</text:p>
      <text:p text:style-name="P33"><text:s text:c="6"/>“<text:span text:style-name="T8">importance”: “High” </text:span></text:p>
      <text:p text:style-name="P33"><text:s text:c="4"/>},</text:p>
      <text:p text:style-name="P33"><text:s text:c="2"/>]</text:p>
      <text:p text:style-name="P33">}</text:p>
      <text:p text:style-name="P1"/>
      <text:p text:style-name="P24">- get_building_labs()</text:p>
      <text:p text:style-name="P22">'/api/v1/building/get_building_labs'</text:p>
      <text:p text:style-name="P1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</text:span></text:p>
      <text:p text:style-name="P35"/>
      <text:p text:style-name="P24">- <text:span text:style-name="T1">get_room_info()</text:span></text:p>
      <text:p text:style-name="P22">'/api/v1/building/get_room_info'</text:p>
      <text:p text:style-name="P10">GET</text:p>
      <text:p text:style-name="P3">Input <text:span text:style-name="T2">(headers)</text:span>: <text:span text:style-name="T3">None</text:span></text:p>
      <text:p text:style-name="P15">Input (body): N/A</text:p>
      <text:p text:style-name="P3">Input <text:span text:style-name="T2">(query)</text:span>: <text:span text:style-name="T3">building_id, room_id</text:span></text:p>
      <text:p text:style-name="P10">Output: {Bookings: [], Comments: []}</text:p>
      <text:p text:style-name="P1"/>
      <text:p text:style-name="P24">- <text:span text:style-name="T1">get_building_hours()</text:span></text:p>
      <text:p text:style-name="P22">'/api/v1/building/get_building_hours'</text:p>
      <text:p text:style-name="P10">GET</text:p>
      <text:p text:style-name="P3">Input <text:span text:style-name="T2">(headers)</text:span>: <text:span text:style-name="T3">N/A</text:span></text:p>
      <text:p text:style-name="P15">Input (body): N/A</text:p>
      <text:p text:style-name="P3">Input <text:span text:style-name="T2">(query)</text:span>: <text:span text:style-name="T3">building_id, </text:span></text:p>
      <text:p text:style-name="P10">Output: <text:span text:style-name="T6">{day : {open_time, closing_time}}</text:span></text:p>
      <text:p text:style-name="P28"/>
      <text:p text:style-name="P26">- <text:span text:style-name="T1">get_room_schedule()</text:span></text:p>
      <text:p text:style-name="P22">'/api/v1/building/get_room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room_id, date (YYYY-MM-DD)</text:span></text:p>
      <text:p text:style-name="P12"><text:soft-page-break/>Output: </text:p>
      <text:p text:style-name="P36">{</text:p>
      <text:p text:style-name="P36"><text:s text:c="2"/>"status": "Success",</text:p>
      <text:p text:style-name="P36"><text:s text:c="2"/>"response": [</text:p>
      <text:p text:style-name="P36"><text:s text:c="4"/>{</text:p>
      <text:p text:style-name="P36"><text:s text:c="6"/>"schedule_id": 4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,</text:p>
      <text:p text:style-name="P36"><text:s text:c="4"/>{</text:p>
      <text:p text:style-name="P36"><text:s text:c="6"/>"schedule_id": 5,</text:p>
      <text:p text:style-name="P36"><text:s text:c="6"/>"classroom_id": 1,</text:p>
      <text:p text:style-name="P36"><text:s text:c="6"/>"building_id": 1,</text:p>
      <text:p text:style-name="P36"><text:s text:c="6"/>"activity": "CSC373-TUT",</text:p>
      <text:p text:style-name="P36"><text:s text:c="6"/>"start_time": "2017-03-27T17:00:00.000Z",</text:p>
      <text:p text:style-name="P36"><text:s text:c="6"/>"end_time": "2017-03-27T19:00:00.000Z"</text:p>
      <text:p text:style-name="P36"><text:s text:c="4"/>}</text:p>
      <text:p text:style-name="P36"><text:s text:c="2"/>]</text:p>
      <text:p text:style-name="P36">}</text:p>
      <text:p text:style-name="P12"/>
      <text:p text:style-name="P26">- <text:span text:style-name="T1">get_building_schedule()</text:span></text:p>
      <text:p text:style-name="P22">'/api/v1/building/get_building_schedule'</text:p>
      <text:p text:style-name="P12">GET</text:p>
      <text:p text:style-name="P6">Input <text:span text:style-name="T2">(headers)</text:span>: <text:span text:style-name="T3">N/A</text:span></text:p>
      <text:p text:style-name="P18">Input (body): N/A</text:p>
      <text:p text:style-name="P8">Input <text:span text:style-name="T2">(query)</text:span>: <text:span text:style-name="T9">building_id, date (YYYY-MM-DD)</text:span></text:p>
      <text:p text:style-name="P12">Outpu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40:51.947005852</meta:creation-date>
    <dc:date>2017-03-29T21:14:27.237068580</dc:date>
    <meta:editing-duration>PT21H37M36S</meta:editing-duration>
    <meta:editing-cycles>17</meta:editing-cycles>
    <meta:generator>LibreOffice/4.2.8.2$Linux_X86_64 LibreOffice_project/420m0$Build-2</meta:generator>
    <meta:document-statistic meta:table-count="0" meta:image-count="0" meta:object-count="0" meta:page-count="5" meta:paragraph-count="209" meta:word-count="448" meta:character-count="3965" meta:non-whitespace-character-count="3380"/>
  </office:meta>
</office:document-meta>
</file>